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Tabelle1" table:style-name="ta1">
        <table:table-column table:style-name="co1" table:number-columns-repeated="12" table:default-cell-style-name="Default"/>
        <table:table-row table:style-name="ro1">
          <table:table-cell office:value-type="float" office:value="1130">
            <text:p>1130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/>
          <table:table-cell table:formula="of:=SUM([.A1:.J1])" office:value-type="float" office:value="1497">
            <text:p>149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60">
            <text:p>126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/>
          <table:table-cell table:formula="of:=SUM([.A2:.J2])" office:value-type="float" office:value="1587">
            <text:p>158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float" office:value="1213">
            <text:p>121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/>
          <table:table-cell table:formula="of:=SUM([.A3:.J3])" office:value-type="float" office:value="1451">
            <text:p>145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500">
            <text:p>150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SUM([.A4:.J4])" office:value-type="float" office:value="1613">
            <text:p>16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1163">
            <text:p>1163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/>
          <table:table-cell table:formula="of:=SUM([.A5:.J5])" office:value-type="float" office:value="1411">
            <text:p>141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7">
            <text:p>7</text:p>
          </table:table-cell>
          <table:table-cell office:value-type="float" office:value="1192">
            <text:p>1192</text:p>
          </table:table-cell>
          <table:table-cell office:value-type="float" office:value="139">
            <text:p>139</text:p>
          </table:table-cell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/>
          <table:table-cell table:formula="of:=SUM([.A6:.J6])" office:value-type="float" office:value="1593">
            <text:p>159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1115">
            <text:p>1115</text:p>
          </table:table-cell>
          <table:table-cell office:value-type="float" office:value="113">
            <text:p>113</text:p>
          </table:table-cell>
          <table:table-cell office:value-type="float" office:value="26">
            <text:p>26</text:p>
          </table:table-cell>
          <table:table-cell office:value-type="float" office:value="115">
            <text:p>115</text:p>
          </table:table-cell>
          <table:table-cell/>
          <table:table-cell table:formula="of:=SUM([.A7:.J7])" office:value-type="float" office:value="1553">
            <text:p>155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1325">
            <text:p>1325</text:p>
          </table:table-cell>
          <table:table-cell office:value-type="float" office:value="12">
            <text:p>12</text:p>
          </table:table-cell>
          <table:table-cell office:value-type="float" office:value="94">
            <text:p>94</text:p>
          </table:table-cell>
          <table:table-cell/>
          <table:table-cell table:formula="of:=SUM([.A8:.J8])" office:value-type="float" office:value="1665">
            <text:p>166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804">
            <text:p>1804</text:p>
          </table:table-cell>
          <table:table-cell office:value-type="float" office:value="42">
            <text:p>42</text:p>
          </table:table-cell>
          <table:table-cell/>
          <table:table-cell table:formula="of:=SUM([.A9:.J9])" office:value-type="float" office:value="1973">
            <text:p>197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102">
            <text:p>102</text:p>
          </table:table-cell>
          <table:table-cell office:value-type="float" office:value="94">
            <text:p>94</text:p>
          </table:table-cell>
          <table:table-cell office:value-type="float" office:value="1290">
            <text:p>1290</text:p>
          </table:table-cell>
          <table:table-cell/>
          <table:table-cell table:formula="of:=SUM([.A10:.J10])" office:value-type="float" office:value="1809">
            <text:p>1809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table:formula="of:=[.A1]/[.$L1]*100" office:value-type="float" office:value="75.4843019372078">
            <text:p>75</text:p>
          </table:table-cell>
          <table:table-cell table:style-name="ce1" table:formula="of:=[.B1]/[.$L1]*100" office:value-type="float" office:value="4.14161656646627">
            <text:p>4</text:p>
          </table:table-cell>
          <table:table-cell table:style-name="ce1" table:formula="of:=[.C1]/[.$L1]*100" office:value-type="float" office:value="2.60521042084168">
            <text:p>3</text:p>
          </table:table-cell>
          <table:table-cell table:style-name="ce1" table:formula="of:=[.D1]/[.$L1]*100" office:value-type="float" office:value="2.53841015364061">
            <text:p>3</text:p>
          </table:table-cell>
          <table:table-cell table:style-name="ce1" table:formula="of:=[.E1]/[.$L1]*100" office:value-type="float" office:value="0.734802939211757">
            <text:p>1</text:p>
          </table:table-cell>
          <table:table-cell table:style-name="ce1" table:formula="of:=[.F1]/[.$L1]*100" office:value-type="float" office:value="2.47160988643955">
            <text:p>2</text:p>
          </table:table-cell>
          <table:table-cell table:style-name="ce1" table:formula="of:=[.G1]/[.$L1]*100" office:value-type="float" office:value="3.74081496325985">
            <text:p>4</text:p>
          </table:table-cell>
          <table:table-cell table:style-name="ce1" table:formula="of:=[.H1]/[.$L1]*100" office:value-type="float" office:value="4.20841683366734">
            <text:p>4</text:p>
          </table:table-cell>
          <table:table-cell table:style-name="ce1" table:formula="of:=[.I1]/[.$L1]*100" office:value-type="float" office:value="2.87241148964596">
            <text:p>3</text:p>
          </table:table-cell>
          <table:table-cell table:style-name="ce1" table:formula="of:=[.J1]/[.$L1]*100" office:value-type="float" office:value="1.20240480961924">
            <text:p>1</text:p>
          </table:table-cell>
          <table:table-cell table:number-columns-repeated="2"/>
        </table:table-row>
        <table:table-row table:style-name="ro1">
          <table:table-cell table:style-name="ce1" table:formula="of:=[.A2]/[.$L2]*100" office:value-type="float" office:value="3.65469439193447">
            <text:p>4</text:p>
          </table:table-cell>
          <table:table-cell table:style-name="ce1" table:formula="of:=[.B2]/[.$L2]*100" office:value-type="float" office:value="79.3950850661626">
            <text:p>79</text:p>
          </table:table-cell>
          <table:table-cell table:style-name="ce1" table:formula="of:=[.C2]/[.$L2]*100" office:value-type="float" office:value="3.15059861373661">
            <text:p>3</text:p>
          </table:table-cell>
          <table:table-cell table:style-name="ce1" table:formula="of:=[.D2]/[.$L2]*100" office:value-type="float" office:value="0.504095778197858">
            <text:p>1</text:p>
          </table:table-cell>
          <table:table-cell table:style-name="ce1" table:formula="of:=[.E2]/[.$L2]*100" office:value-type="float" office:value="1.5752993068683">
            <text:p>2</text:p>
          </table:table-cell>
          <table:table-cell table:style-name="ce1" table:formula="of:=[.F2]/[.$L2]*100" office:value-type="float" office:value="1.51228733459357">
            <text:p>2</text:p>
          </table:table-cell>
          <table:table-cell table:style-name="ce1" table:formula="of:=[.G2]/[.$L2]*100" office:value-type="float" office:value="4.28481411468179">
            <text:p>4</text:p>
          </table:table-cell>
          <table:table-cell table:style-name="ce1" table:formula="of:=[.H2]/[.$L2]*100" office:value-type="float" office:value="3.528670447385">
            <text:p>4</text:p>
          </table:table-cell>
          <table:table-cell table:style-name="ce1" table:formula="of:=[.I2]/[.$L2]*100" office:value-type="float" office:value="1.00819155639572">
            <text:p>1</text:p>
          </table:table-cell>
          <table:table-cell table:style-name="ce1" table:formula="of:=[.J2]/[.$L2]*100" office:value-type="float" office:value="1.38626339004411">
            <text:p>1</text:p>
          </table:table-cell>
          <table:table-cell table:number-columns-repeated="2"/>
        </table:table-row>
        <table:table-row table:style-name="ro1">
          <table:table-cell table:style-name="ce1" table:formula="of:=[.A3]/[.$L3]*100" office:value-type="float" office:value="3.58373535492764">
            <text:p>4</text:p>
          </table:table-cell>
          <table:table-cell table:style-name="ce1" table:formula="of:=[.B3]/[.$L3]*100" office:value-type="float" office:value="4.47966919365955">
            <text:p>4</text:p>
          </table:table-cell>
          <table:table-cell table:style-name="ce1" table:formula="of:=[.C3]/[.$L3]*100" office:value-type="float" office:value="83.5975189524466">
            <text:p>84</text:p>
          </table:table-cell>
          <table:table-cell table:style-name="ce1" table:formula="of:=[.D3]/[.$L3]*100" office:value-type="float" office:value="1.30944176430048">
            <text:p>1</text:p>
          </table:table-cell>
          <table:table-cell table:style-name="ce1" table:formula="of:=[.E3]/[.$L3]*100" office:value-type="float" office:value="1.37835975189524">
            <text:p>1</text:p>
          </table:table-cell>
          <table:table-cell table:style-name="ce1" table:formula="of:=[.F3]/[.$L3]*100" office:value-type="float" office:value="1.17160578911096">
            <text:p>1</text:p>
          </table:table-cell>
          <table:table-cell table:style-name="ce1" table:formula="of:=[.G3]/[.$L3]*100" office:value-type="float" office:value="0.689179875947622">
            <text:p>1</text:p>
          </table:table-cell>
          <table:table-cell table:style-name="ce1" table:formula="of:=[.H3]/[.$L3]*100" office:value-type="float" office:value="0.964851826326671">
            <text:p>1</text:p>
          </table:table-cell>
          <table:table-cell table:style-name="ce1" table:formula="of:=[.I3]/[.$L3]*100" office:value-type="float" office:value="1.44727773949001">
            <text:p>1</text:p>
          </table:table-cell>
          <table:table-cell table:style-name="ce1" table:formula="of:=[.J3]/[.$L3]*100" office:value-type="float" office:value="1.37835975189524">
            <text:p>1</text:p>
          </table:table-cell>
          <table:table-cell table:number-columns-repeated="2"/>
        </table:table-row>
        <table:table-row table:style-name="ro1">
          <table:table-cell table:style-name="ce1" table:formula="of:=[.A4]/[.$L4]*100" office:value-type="float" office:value="1.8598884066956">
            <text:p>2</text:p>
          </table:table-cell>
          <table:table-cell table:style-name="ce1" table:formula="of:=[.B4]/[.$L4]*100" office:value-type="float" office:value="0.557966522008679">
            <text:p>1</text:p>
          </table:table-cell>
          <table:table-cell table:style-name="ce1" table:formula="of:=[.C4]/[.$L4]*100" office:value-type="float" office:value="1.67389956602604">
            <text:p>2</text:p>
          </table:table-cell>
          <table:table-cell table:style-name="ce1" table:formula="of:=[.D4]/[.$L4]*100" office:value-type="float" office:value="92.9944203347799">
            <text:p>93</text:p>
          </table:table-cell>
          <table:table-cell table:style-name="ce1" table:formula="of:=[.E4]/[.$L4]*100" office:value-type="float" office:value="1.48791072535648">
            <text:p>1</text:p>
          </table:table-cell>
          <table:table-cell table:style-name="ce1" table:formula="of:=[.F4]/[.$L4]*100" office:value-type="float" office:value="0.37197768133912">
            <text:p>0</text:p>
          </table:table-cell>
          <table:table-cell table:style-name="ce1" table:formula="of:=[.G4]/[.$L4]*100" office:value-type="float" office:value="0.123992560446373">
            <text:p>0</text:p>
          </table:table-cell>
          <table:table-cell table:style-name="ce1" table:formula="of:=[.H4]/[.$L4]*100" office:value-type="float" office:value="0.557966522008679">
            <text:p>1</text:p>
          </table:table-cell>
          <table:table-cell table:style-name="ce1" table:formula="of:=[.I4]/[.$L4]*100" office:value-type="float" office:value="0.247985120892746">
            <text:p>0</text:p>
          </table:table-cell>
          <table:table-cell table:style-name="ce1" table:formula="of:=[.J4]/[.$L4]*100" office:value-type="float" office:value="0.123992560446373">
            <text:p>0</text:p>
          </table:table-cell>
          <table:table-cell table:number-columns-repeated="2"/>
        </table:table-row>
        <table:table-row table:style-name="ro1">
          <table:table-cell table:style-name="ce1" table:formula="of:=[.A5]/[.$L5]*100" office:value-type="float" office:value="1.27569099929128">
            <text:p>1</text:p>
          </table:table-cell>
          <table:table-cell table:style-name="ce1" table:formula="of:=[.B5]/[.$L5]*100" office:value-type="float" office:value="4.11055988660524">
            <text:p>4</text:p>
          </table:table-cell>
          <table:table-cell table:style-name="ce1" table:formula="of:=[.C5]/[.$L5]*100" office:value-type="float" office:value="1.84266477675408">
            <text:p>2</text:p>
          </table:table-cell>
          <table:table-cell table:style-name="ce1" table:formula="of:=[.D5]/[.$L5]*100" office:value-type="float" office:value="2.76399716513111">
            <text:p>3</text:p>
          </table:table-cell>
          <table:table-cell table:style-name="ce1" table:formula="of:=[.E5]/[.$L5]*100" office:value-type="float" office:value="82.4238128986534">
            <text:p>82</text:p>
          </table:table-cell>
          <table:table-cell table:style-name="ce1" table:formula="of:=[.F5]/[.$L5]*100" office:value-type="float" office:value="1.63004961020553">
            <text:p>2</text:p>
          </table:table-cell>
          <table:table-cell table:style-name="ce1" table:formula="of:=[.G5]/[.$L5]*100" office:value-type="float" office:value="1.98440822111977">
            <text:p>2</text:p>
          </table:table-cell>
          <table:table-cell table:style-name="ce1" table:formula="of:=[.H5]/[.$L5]*100" office:value-type="float" office:value="1.34656272147413">
            <text:p>1</text:p>
          </table:table-cell>
          <table:table-cell table:style-name="ce1" table:formula="of:=[.I5]/[.$L5]*100" office:value-type="float" office:value="0.850460666194188">
            <text:p>1</text:p>
          </table:table-cell>
          <table:table-cell table:style-name="ce1" table:formula="of:=[.J5]/[.$L5]*100" office:value-type="float" office:value="1.77179305457123">
            <text:p>2</text:p>
          </table:table-cell>
          <table:table-cell table:number-columns-repeated="2"/>
        </table:table-row>
        <table:table-row table:style-name="ro1">
          <table:table-cell table:style-name="ce1" table:formula="of:=[.A6]/[.$L6]*100" office:value-type="float" office:value="3.26428123038293">
            <text:p>3</text:p>
          </table:table-cell>
          <table:table-cell table:style-name="ce1" table:formula="of:=[.B6]/[.$L6]*100" office:value-type="float" office:value="1.56936597614564">
            <text:p>2</text:p>
          </table:table-cell>
          <table:table-cell table:style-name="ce1" table:formula="of:=[.C6]/[.$L6]*100" office:value-type="float" office:value="0.878844946641557">
            <text:p>1</text:p>
          </table:table-cell>
          <table:table-cell table:style-name="ce1" table:formula="of:=[.D6]/[.$L6]*100" office:value-type="float" office:value="0.439422473320778">
            <text:p>0</text:p>
          </table:table-cell>
          <table:table-cell table:style-name="ce1" table:formula="of:=[.E6]/[.$L6]*100" office:value-type="float" office:value="0.439422473320778">
            <text:p>0</text:p>
          </table:table-cell>
          <table:table-cell table:style-name="ce1" table:formula="of:=[.F6]/[.$L6]*100" office:value-type="float" office:value="74.827369742624">
            <text:p>75</text:p>
          </table:table-cell>
          <table:table-cell table:style-name="ce1" table:formula="of:=[.G6]/[.$L6]*100" office:value-type="float" office:value="8.72567482736974">
            <text:p>9</text:p>
          </table:table-cell>
          <table:table-cell table:style-name="ce1" table:formula="of:=[.H6]/[.$L6]*100" office:value-type="float" office:value="5.77526679221594">
            <text:p>6</text:p>
          </table:table-cell>
          <table:table-cell table:style-name="ce1" table:formula="of:=[.I6]/[.$L6]*100" office:value-type="float" office:value="0.439422473320778">
            <text:p>0</text:p>
          </table:table-cell>
          <table:table-cell table:style-name="ce1" table:formula="of:=[.J6]/[.$L6]*100" office:value-type="float" office:value="3.64092906465788">
            <text:p>4</text:p>
          </table:table-cell>
          <table:table-cell table:number-columns-repeated="2"/>
        </table:table-row>
        <table:table-row table:style-name="ro1">
          <table:table-cell table:style-name="ce1" table:formula="of:=[.A7]/[.$L7]*100" office:value-type="float" office:value="1.93174500965873">
            <text:p>2</text:p>
          </table:table-cell>
          <table:table-cell table:style-name="ce1" table:formula="of:=[.B7]/[.$L7]*100" office:value-type="float" office:value="1.6741790083709">
            <text:p>2</text:p>
          </table:table-cell>
          <table:table-cell table:style-name="ce1" table:formula="of:=[.C7]/[.$L7]*100" office:value-type="float" office:value="0.708306503541533">
            <text:p>1</text:p>
          </table:table-cell>
          <table:table-cell table:style-name="ce1" table:formula="of:=[.D7]/[.$L7]*100" office:value-type="float" office:value="0.193174500965873">
            <text:p>0</text:p>
          </table:table-cell>
          <table:table-cell table:style-name="ce1" table:formula="of:=[.E7]/[.$L7]*100" office:value-type="float" office:value="0.901481004507405">
            <text:p>1</text:p>
          </table:table-cell>
          <table:table-cell table:style-name="ce1" table:formula="of:=[.F7]/[.$L7]*100" office:value-type="float" office:value="6.43915003219575">
            <text:p>6</text:p>
          </table:table-cell>
          <table:table-cell table:style-name="ce1" table:formula="of:=[.G7]/[.$L7]*100" office:value-type="float" office:value="71.7965228589826">
            <text:p>72</text:p>
          </table:table-cell>
          <table:table-cell table:style-name="ce1" table:formula="of:=[.H7]/[.$L7]*100" office:value-type="float" office:value="7.2762395363812">
            <text:p>7</text:p>
          </table:table-cell>
          <table:table-cell table:style-name="ce1" table:formula="of:=[.I7]/[.$L7]*100" office:value-type="float" office:value="1.6741790083709">
            <text:p>2</text:p>
          </table:table-cell>
          <table:table-cell table:style-name="ce1" table:formula="of:=[.J7]/[.$L7]*100" office:value-type="float" office:value="7.40502253702511">
            <text:p>7</text:p>
          </table:table-cell>
          <table:table-cell table:number-columns-repeated="2"/>
        </table:table-row>
        <table:table-row table:style-name="ro1">
          <table:table-cell table:style-name="ce1" table:formula="of:=[.A8]/[.$L8]*100" office:value-type="float" office:value="2.22222222222222">
            <text:p>2</text:p>
          </table:table-cell>
          <table:table-cell table:style-name="ce1" table:formula="of:=[.B8]/[.$L8]*100" office:value-type="float" office:value="2.7027027027027">
            <text:p>3</text:p>
          </table:table-cell>
          <table:table-cell table:style-name="ce1" table:formula="of:=[.C8]/[.$L8]*100" office:value-type="float" office:value="0.18018018018018">
            <text:p>0</text:p>
          </table:table-cell>
          <table:table-cell table:style-name="ce1" table:formula="of:=[.D8]/[.$L8]*100" office:value-type="float" office:value="0.24024024024024">
            <text:p>0</text:p>
          </table:table-cell>
          <table:table-cell table:style-name="ce1" table:formula="of:=[.E8]/[.$L8]*100" office:value-type="float" office:value="0.0600600600600601">
            <text:p>0</text:p>
          </table:table-cell>
          <table:table-cell table:style-name="ce1" table:formula="of:=[.F8]/[.$L8]*100" office:value-type="float" office:value="3.9039039039039">
            <text:p>4</text:p>
          </table:table-cell>
          <table:table-cell table:style-name="ce1" table:formula="of:=[.G8]/[.$L8]*100" office:value-type="float" office:value="4.74474474474475">
            <text:p>5</text:p>
          </table:table-cell>
          <table:table-cell table:style-name="ce1" table:formula="of:=[.H8]/[.$L8]*100" office:value-type="float" office:value="79.5795795795796">
            <text:p>80</text:p>
          </table:table-cell>
          <table:table-cell table:style-name="ce1" table:formula="of:=[.I8]/[.$L8]*100" office:value-type="float" office:value="0.720720720720721">
            <text:p>1</text:p>
          </table:table-cell>
          <table:table-cell table:style-name="ce1" table:formula="of:=[.J8]/[.$L8]*100" office:value-type="float" office:value="5.64564564564565">
            <text:p>6</text:p>
          </table:table-cell>
          <table:table-cell table:number-columns-repeated="2"/>
        </table:table-row>
        <table:table-row table:style-name="ro1">
          <table:table-cell table:style-name="ce1" table:formula="of:=[.A9]/[.$L9]*100" office:value-type="float" office:value="1.21642169285352">
            <text:p>1</text:p>
          </table:table-cell>
          <table:table-cell table:style-name="ce1" table:formula="of:=[.B9]/[.$L9]*100" office:value-type="float" office:value="0.506842372022301">
            <text:p>1</text:p>
          </table:table-cell>
          <table:table-cell table:style-name="ce1" table:formula="of:=[.C9]/[.$L9]*100" office:value-type="float" office:value="1.11505321844906">
            <text:p>1</text:p>
          </table:table-cell>
          <table:table-cell table:style-name="ce1" table:formula="of:=[.D9]/[.$L9]*100" office:value-type="float" office:value="0.253421186011151">
            <text:p>0</text:p>
          </table:table-cell>
          <table:table-cell table:style-name="ce1" table:formula="of:=[.E9]/[.$L9]*100" office:value-type="float" office:value="0.608210846426761">
            <text:p>1</text:p>
          </table:table-cell>
          <table:table-cell table:style-name="ce1" table:formula="of:=[.F9]/[.$L9]*100" office:value-type="float" office:value="0.456158134820071">
            <text:p>0</text:p>
          </table:table-cell>
          <table:table-cell table:style-name="ce1" table:formula="of:=[.G9]/[.$L9]*100" office:value-type="float" office:value="1.5205271160669">
            <text:p>2</text:p>
          </table:table-cell>
          <table:table-cell table:style-name="ce1" table:formula="of:=[.H9]/[.$L9]*100" office:value-type="float" office:value="0.760263558033452">
            <text:p>1</text:p>
          </table:table-cell>
          <table:table-cell table:style-name="ce1" table:formula="of:=[.I9]/[.$L9]*100" office:value-type="float" office:value="91.4343639128231">
            <text:p>91</text:p>
          </table:table-cell>
          <table:table-cell table:style-name="ce1" table:formula="of:=[.J9]/[.$L9]*100" office:value-type="float" office:value="2.12873796249366">
            <text:p>2</text:p>
          </table:table-cell>
          <table:table-cell table:number-columns-repeated="2"/>
        </table:table-row>
        <table:table-row table:style-name="ro1">
          <table:table-cell table:style-name="ce1" table:formula="of:=[.A10]/[.$L10]*100" office:value-type="float" office:value="1.60309563294638">
            <text:p>2</text:p>
          </table:table-cell>
          <table:table-cell table:style-name="ce1" table:formula="of:=[.B10]/[.$L10]*100" office:value-type="float" office:value="1.54781647318961">
            <text:p>2</text:p>
          </table:table-cell>
          <table:table-cell table:style-name="ce1" table:formula="of:=[.C10]/[.$L10]*100" office:value-type="float" office:value="0.99502487562189">
            <text:p>1</text:p>
          </table:table-cell>
          <table:table-cell table:style-name="ce1" table:formula="of:=[.D10]/[.$L10]*100" office:value-type="float" office:value="0.939745715865119">
            <text:p>1</text:p>
          </table:table-cell>
          <table:table-cell table:style-name="ce1" table:formula="of:=[.E10]/[.$L10]*100" office:value-type="float" office:value="1.05030403537866">
            <text:p>1</text:p>
          </table:table-cell>
          <table:table-cell table:style-name="ce1" table:formula="of:=[.F10]/[.$L10]*100" office:value-type="float" office:value="4.42233278054174">
            <text:p>4</text:p>
          </table:table-cell>
          <table:table-cell table:style-name="ce1" table:formula="of:=[.G10]/[.$L10]*100" office:value-type="float" office:value="7.29684908789386">
            <text:p>7</text:p>
          </table:table-cell>
          <table:table-cell table:style-name="ce1" table:formula="of:=[.H10]/[.$L10]*100" office:value-type="float" office:value="5.63847429519071">
            <text:p>6</text:p>
          </table:table-cell>
          <table:table-cell table:style-name="ce1" table:formula="of:=[.I10]/[.$L10]*100" office:value-type="float" office:value="5.19624101713654">
            <text:p>5</text:p>
          </table:table-cell>
          <table:table-cell table:style-name="ce1" table:formula="of:=[.J10]/[.$L10]*100" office:value-type="float" office:value="71.3101160862355">
            <text:p>71</text:p>
          </table:table-cell>
          <table:table-cell table:number-columns-repeated="2"/>
        </table:table-row>
      </table:table>
      <table:table table:name="Tabe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ornHulio </meta:initial-creator>
    <meta:creation-date>2012-07-30T16:44:46</meta:creation-date>
    <dc:date>2012-07-30T16:51:55</dc:date>
    <dc:creator>ChornHulio </dc:creator>
    <meta:editing-duration>P0D</meta:editing-duration>
    <meta:editing-cycles>1</meta:editing-cycles>
    <meta:document-statistic meta:table-count="3" meta:cell-count="210" meta:object-count="0"/>
    <meta:generator>LibreOffice/3.5$Linux_X86_64 LibreOffice_project/350m1$Build-2</meta:generator>
  </office:meta>
</office:document-meta>
</file>